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57.997cm"/>
    </style:style>
    <style:style style:name="co3" style:family="table-column">
      <style:table-column-properties fo:break-before="auto" style:column-width="2.75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mments_2f8548749839e9095c8dc597e4b61521d259fa5d_classifi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Type</text:p>
          </table:table-cell>
          <table:table-cell office:value-type="string" calcext:value-type="string">
            <text:p>Comment</text:p>
          </table:table-cell>
          <table:table-cell office:value-type="string" calcext:value-type="string">
            <text:p>Predicted Label</text:p>
          </table:table-cell>
          <table:table-cell office:value-type="string" calcext:value-type="string">
            <text:p>Score</text:p>
          </table:table-cell>
          <table:table-cell table:number-columns-repeated="3"/>
        </table:table-row>
        <table:table-row table:style-name="ro1">
          <table:table-cell office:value-type="string" calcext:value-type="string">
            <text:p>multi_line</text:p>
          </table:table-cell>
          <table:table-cell office:value-type="string" calcext:value-type="string">
            <text:p>convenient events handler interface for non latency-critical applications.&lt;br&gt; custom handler implementation should be attached to simpleeventprocessor.&lt;br&gt; handler method are invoked from single thread in following order: &lt;table summary=`execution order`&gt; &lt;tr&gt;&lt;td&gt;1. &lt;/td&gt;&lt;td&gt; commandresult&lt;/td&gt;&lt;/tr&gt; &lt;tr&gt;&lt;td&gt;2a. <text:s/>&lt;/td&gt;&lt;td&gt; optional reduceevent &lt;td&gt; optional tradeevent&lt;/td&gt;&lt;/tr&gt; &lt;tr&gt;&lt;td&gt;2b. &lt;/td&gt;&lt;td&gt; &lt;td&gt;optional rejectevent&lt;/td&gt;&lt;/tr&gt; &lt;tr&gt;&lt;td&gt;3. &lt;/td&gt;&lt;td&gt; orderbook - mandatory for apiorderbookrequest, optional for other commands&lt;/td&gt;&lt;/tr&gt; &lt;/table&gt; events processing will stop immediately if any handler throws an exception - you should consider wrapping logic into try-catch block if necess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ethod is called after each commands execution. <text:s/>@param commandresult - immutable object describing original command, result code, and assigned sequence numb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ethod is called if order execution was resulted to one or more trades. <text:s/>@param tradeevent - immutable object describing event details</text:p>
          </table:table-cell>
          <table:table-cell office:value-type="string" calcext:value-type="string">
            <text:p>RELEVANT</text:p>
          </table:table-cell>
          <table:table-cell office:value-type="string" calcext:value-type="string">
            <text:p>TRUE POSITIVE</text:p>
          </table:table-cell>
          <table:table-cell/>
          <table:table-cell table:formula="of:=SUMPRODUCT([.D2:.D2008]=&quot;TRUE POSITIVE&quot;)" office:value-type="float" office:value="773" calcext:value-type="float">
            <text:p>773</text:p>
          </table:table-cell>
          <table:table-cell office:value-type="string" calcext:value-type="string">
            <text:p>TRUE POSITIVE</text:p>
          </table:table-cell>
        </table:table-row>
        <table:table-row table:style-name="ro1">
          <table:table-cell office:value-type="string" calcext:value-type="string">
            <text:p>multi_line</text:p>
          </table:table-cell>
          <table:table-cell office:value-type="string" calcext:value-type="string">
            <text:p>method is called if ioc order was not possible to match with provided price limit. <text:s/>@param rejectevent - immutable object describing event details</text:p>
          </table:table-cell>
          <table:table-cell office:value-type="string" calcext:value-type="string">
            <text:p>RELEVANT</text:p>
          </table:table-cell>
          <table:table-cell office:value-type="string" calcext:value-type="string">
            <text:p>TRUE POSITIVE</text:p>
          </table:table-cell>
          <table:table-cell/>
          <table:table-cell table:formula="of:=SUMPRODUCT([.D2:.D2008]=&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multi_line</text:p>
          </table:table-cell>
          <table:table-cell office:value-type="string" calcext:value-type="string">
            <text:p>method is called if cancel or reduce command was successfully executed. <text:s/>@param reduceevent - immutable object describing event details</text:p>
          </table:table-cell>
          <table:table-cell office:value-type="string" calcext:value-type="string">
            <text:p>RELEVANT</text:p>
          </table:table-cell>
          <table:table-cell office:value-type="string" calcext:value-type="string">
            <text:p>TRUE POSITIVE</text:p>
          </table:table-cell>
          <table:table-cell/>
          <table:table-cell table:formula="of:=SUMPRODUCT([.D2:.D2008]=&quot;TRUE NEGATIVE&quot;)" office:value-type="float" office:value="73" calcext:value-type="float">
            <text:p>73</text:p>
          </table:table-cell>
          <table:table-cell office:value-type="string" calcext:value-type="string">
            <text:p>TRUE NEGATIVE</text:p>
          </table:table-cell>
        </table:table-row>
        <table:table-row table:style-name="ro1">
          <table:table-cell office:value-type="string" calcext:value-type="string">
            <text:p>multi_line</text:p>
          </table:table-cell>
          <table:table-cell office:value-type="string" calcext:value-type="string">
            <text:p>method is called when order book snapshot (l2marketdata) was attached to commands by matching engine. that always happens for apiorderbookrequest, sometimes for other commands. <text:s/>@param orderbook - immutable object containing l2 orderbook snapshot</text:p>
          </table:table-cell>
          <table:table-cell office:value-type="string" calcext:value-type="string">
            <text:p>RELEVANT</text:p>
          </table:table-cell>
          <table:table-cell office:value-type="string" calcext:value-type="string">
            <text:p>TRUE POSITIVE</text:p>
          </table:table-cell>
          <table:table-cell/>
          <table:table-cell table:formula="of:=SUMPRODUCT([.D2:.D2008]=&quot;FALSE NEGATIVE&quot;)" office:value-type="float" office:value="68" calcext:value-type="float">
            <text:p>68</text:p>
          </table:table-cell>
          <table:table-cell office:value-type="string" calcext:value-type="string">
            <text:p>FALSE NEGATIVE</text:p>
          </table:table-cell>
        </table:table-row>
        <table:table-row table:style-name="ro1">
          <table:table-cell office:value-type="string" calcext:value-type="string">
            <text:p>single_line</text:p>
          </table:table-cell>
          <table:table-cell office:value-type="string" calcext:value-type="string">
            <text:p>todo add rest of commands</text:p>
          </table:table-cell>
          <table:table-cell office:value-type="string" calcext:value-type="string">
            <text:p>RELEVANT</text:p>
          </table:table-cell>
          <table:table-cell office:value-type="string" calcext:value-type="string">
            <text:p>TRUE POSITIVE</text:p>
          </table:table-cell>
          <table:table-cell/>
          <table:table-cell table:formula="of:=SUM([.F4:.F7])" office:value-type="float" office:value="914" calcext:value-type="float">
            <text:p>914</text:p>
          </table:table-cell>
          <table:table-cell/>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ing_duplicate_order_id(-3003),</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ing_order_book_already_exists(-3006),</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ing_unsupported_order_type(-3007),</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ing_move_rejected_different_price(-3040),</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ser_mgmt_account_balance_adjustment_zero(-4100),</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des below -10000 are reserved for gatew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ew orders input - reserved price for fast moves of gtc bid orders in exchange m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quired for place_order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cancel/move contains original order action (filled by orderboo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ed by grouping process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ult code of command execution - can also be used for saving intermediate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ade events ch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ptional market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quence of last available for this 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long matchereventsequ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potential false sharing section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averse and remo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void cleanmatcherevents()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ertradeevent ev = this.matcher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matcherevent =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ile (ev != null)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ertradeevent tmp = ev;</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ev = ev.nextevent;</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mp.nextevent =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low - 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out.println(`&gt;&gt;&gt; events: ` +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out.println(`&gt;&gt;&gt; newcmd.matcherevent: ` + newcmd.matcher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out.println(`&gt;&gt;&gt; newcmd: ` + newcm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full matchertradeevent chain, without removing/revoking them <text:s/>@param handler - matchertradeevent handl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duces garbage for testing only !!! <text:s/>@return list of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rite only command data, not status or events <text:s/>@param cmd2 command to overwrite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try if-e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rmal us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uspende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pecial c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upport suspe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serveprice != 0 ? (`(r` + reserveprice + `)`) : ``) +</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epare fast price cache for profit estimation with some price (exact value is not important, except ask==bid cond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orts query interface. <text:s/>@param &lt;t&gt; corresponding result 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port type code (integ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port map-reduce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ort main logic. this method is executed by matcher engine thread. <text:s/>@param matchingengine matcher engine instance @return custom res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ort main logic this method is executed by risk engine thread. <text:s/>@param riskengine risk engine instance. @return custom res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nt put empty results, so that the report result merge procedure would be simp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e{}: orders: {}`, matchingengine.getshardid(),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orts result interf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ransfer unique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constant unless going to push data concurren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rializable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isk engine: user profile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final userprofile user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ing engine: orders placed by us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 -&gt; order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userprofile = bytesin.readboolean() ? new userprofile(bytesin) :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ytes.writeboolean(userprofile !=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userprofile != null)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rprofile.writemarshallable(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erializationutils.prefernotnull(a.userprofile, b.userprofil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pen positions state (for margin trades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ending orders total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cy -&gt; balan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 -&gt; volum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have to keep shorts and longs separately because for multi-core processing different risk engine instances will give non-matching resul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y should match when aggregated thoug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ransfer unique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constant unless going to push data concurren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rializable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rders processing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ance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initialization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gging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ation (snapshots and journaling)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ample configuration builder having predefined default settings. <text:s/>@return configuration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dd expected number of users and symbo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performance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isruptor ring buffer size (number of commands). must be power of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umber of matching engines. each instance requires extra cpu c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umber of risk engines. each instance requires extra cpu c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x number of messages not processed by r2 stage. must be less than quarter of ringbuffersize. lower values, like 100, provide better mean latency. higher values, like 2000 provide better throughput and tail lat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x interval when messages not processed by r2 stage. interfere with msgsingrouplimit parameter. lower values, like 1000 (1us), provide better mean latency. higher values, like 2000 provide better throughput and tail lat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l2 for every successfully executed command <text:s/>regular l2 updates is important for risk processor, to evaluate pnl for margin trading. by default (false), matching engine sends l2 only when requested by grouping processor (every 10ms). when true - l2 data will be sent for every successfully executed command. enabling this will impact the perform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th of regular l2 updates. default is 8 (sufficient for risk processor because it does not check order book depth) if set integer.max_value - full order book will be s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isruptor threads fa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isruptor wait strateg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rder books fa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z4 compressor factory for binary commands and repor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isk processing is on, every currency/asset account is checked independen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isk processing is off, any orders accepted and plac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rder processing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inary commands (not extend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edefined queries (extendabl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orts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fault reports config <text:s/>@return reports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reports config with additional custom reports <text:s/>@param customreports - custom reports collection @return reports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serializ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journaling, only snapsho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napshots and journa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ables journaling. set to false for analytics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ation processor implement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warn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core logging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gnore journ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initialization configuration &lt;p&gt; todo use interface with different implementations for clean, snapshot, journ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id string. should not have special characters because it is used for file na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napshotid to load. set to 0 fot clean sta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loading from journal, it will stop replaying commands as soon as this timestamp reached. set to 0 to ignore the journal, or long.max_value to read full available journal (or until reading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requested loading from snapshot, and snapshot was not found - throw an exception, if throwifsnapshotnotfound true. otherwise, will initialize empty ex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start configuration <text:s/>@param exchangeid exchange id @return clean start configuration without journa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start configuration with journaling on. <text:s/>@param exchangeid exchange id @return clean start configuration with journaling 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uration that loads from snapshot, without journal replay with journaling off. <text:s/>@param exchangeid exchange id @param snapshotid snapshot id @param baseseq <text:s text:c="3"/>bas seq @return configuration that loads from snapshot, without journal replay with journaling o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uration that load exchange from last known state including journal replay till last known start. journal is enabled. <text:s/>@param exchangeid exchange id @param snapshotid snapshot id @param baseseq <text:s text:c="3"/>bas seq @return configuration that load exchange from last known state including journal replay till last known start. journal is enabled. todo how to recreate from the next journal section recorded after the first reco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pen positions state (for margin trades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ending orders total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crement before sending order to matching engi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crement after receiving trade confirmation from matching engi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pendingsellsize &lt; 0 || pendingbuysize &lt; 0)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error(`uid {} : pendingsellsize:{} pendingbuysize:{}`, uid, pendingsellsize, pendingbuy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nknown price - no liquidity - require extra marg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known price - no liquidity - require extra marg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rginbuy or marginsell can be negative, but not both of the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ither marginbuy or marginsell can be negative (because of signedposition), but not both of the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rginbuy or marginsell can be negative, but not both of the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un-hold pending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reduce opposite position accordingly (if exi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3. increase forward position accordingly (if size left in the trading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 {} {} cur:{}-{} profit={}`, uid, action, tradesize, tradeprice, position, totalsize, prof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 to clo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t position is bigger than trade size - just reduce position accordingly, don't fix prof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t position smaller than trade size, can close completely and calculate prof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internalstat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internalstat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cords: {}, pending b{} s{} total size: {}`, records.size(), pendingbuysize, pendingsellsize, total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position is empty (no pending orders, no open trades) - can remove it from hashmap <text:s/>@return true if position is empty (no pending orders, no open tra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 required margin based on specification and current position/orders <text:s/>@param spec core symbol specification @return required marg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 required margin based on specification and current position/orders considering extra size added to current position (or outstanding orders) <text:s/>@param spec <text:s text:c="2"/>symbols specification @param action order action @param size <text:s text:c="2"/>order size @return -1 if order will reduce current exposure (no additional margin required), otherwise full margin for symbol position if order placed/execu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 position for one user 1. un-hold pending size 2. reduce opposite position accordingly (if exists) 3. increase forward position accordingly (if size left in the trading event) <text:s/>@param action order action @param size <text:s text:c="2"/>order size @param price <text:s/>order price @return opened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move activeordercompleted, eventtype, section into the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duce needs remaining size (can write into size), bidderholdprice - can write into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ject needs remaining size (can not write into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ade, reduce, reject (rare) or binary_event (reports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join (requires 11+ bi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alse, except when activeorder is completely filled, removed or rejec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is always true for reject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is true for reduce event if reduce was triggered by 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ker (for trade event type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0 for reje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alse, except when matchedorder is completely 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ctual price of the deal (from maker order), 0 for rejection (price can be take from original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ade - trade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duce - effective reduce size of reduce command, or not filled size for cancel 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ject - unmatched size of rejected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long timestamp; same as activeorder related event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rozen price from bid order owner (depends on activeorde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ference to next event in ch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t.timestamp = this.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timestamp=` + timestamp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mpare next events chain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cludes chaining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w orders - reserved price for fast moves of gtc bid orders in exchange m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quired for place_order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int 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i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ri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ce2</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i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usercookie = bytes.readint(); <text:s/>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ytes.writeint(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 c` + usercooki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sercookie,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timestamp and 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xtending ordercommand allows to avoid creating new objects for instantly matching orders (market or marketable limit orders) as well as use same code for matching moved orders &lt;p&gt; no external references allowed to such object - order objects only live inside orderboo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imestamp is not included into hashcode() and equals() for repeatable resul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good till cancel - equivalent to regular limi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mmediate or cancel - equivalent to strict-risk marke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 price c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 total amount c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or kill - execute immediately completely or not at 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 price c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tal amount c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 -&gt; margin position recor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nitialize lazily (only needed if margin trading allo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tects from double adjust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cy account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cy -&gt; balan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new {}`, u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osition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djustmentscounte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ccount balance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uspende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osition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djustmentscounte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ccount balance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uspende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cy pair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se currency</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quote/counter currency (or futures contract curr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se currency amount multiplier (lot size in base currency uni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quote currency amount multiplier (step size in quote currency uni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ees per lot in quote? currency uni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heck invariant: taker fee is not less than maker fe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rgin settings (for type=futures_contract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y margin (quote currency)</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ell margin (quote currency)</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book limits -- for futures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final long highlim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final long lowlim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aps -- not b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final long longsw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final long shortsw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ctivity (inactive, active, expi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t supported yet: <text:s/>// <text:s text:c="3"/>order book limits -- for futures only // <text:s text:c="3"/>public final long highlimit; // <text:s text:c="3"/>public final long lowlimit; <text:s/>// <text:s text:c="3"/>swaps -- not by // <text:s text:c="3"/>public final long longswap; // <text:s text:c="3"/>public final long shortswap; <text:s/>// activity (inactive, active, expi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rade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triggered by place order or for move order 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ject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happen only when market order has to be rejected by matcher engine due lack of liquid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at basically means no ask (or bid) orders left in the order book for any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efore being rejected active order can be partially 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fter cancel/reduce order - risk engine should unlock deposit according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stom binary data atta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hen publis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long totalvolumea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long totalvolumeb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hash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2 market data carrier object &lt;p&gt; note: can have dirty data, asksize and bidsize are importa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gt;spec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andresultcode.symbol_mgmt_symbol_already_exist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rite symbolspe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 symbol specification <text:s/>@param symbol - symbol code @return symbol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new symbol specification <text:s/>@param symbol - symbol code @param spec <text:s text:c="2"/>- symbol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set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gt;o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cal objects pool for order boo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arding by symbo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vali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object pools todo move to perf 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specific symbol group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all symbols groups, only processor 0 writes res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nd accepted because this is a first command in series. risk engine is second - so it will return succ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e add symbolspecification: {}`, symbol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osting market data for risk processor makes sense only if command execution is successful, otherwise it will be ignored (possible garbage from previous cyc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don't need for exchange mode order boo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doing this for many order books simultaneously can introduce hiccup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rite orderboo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0 means empty snapshot (clean sta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quence when snapshot was ma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xt and previous snapsho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an be a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 journals based on this snapsh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pping: startingseq -&gt; journaldescripto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initial empty snapshot descriptor <text:s/>@param initialnumme - number of matching engine instances @param initialnumre - number of risk engine instances @return new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vali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onfigur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list&lt;integer&gt; batchsizes = new arraylist&lt;&gt;(1000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singlewriterrecorder hdrrecorderraw = new singlewriterrecorder(integer.max_value,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singlewriterrecorder hdrrecorderlz4 = new singlewriterrecorder(integer.max_value,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journ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ss than max command size in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os.flus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mprove form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mprove reading algorith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ingle threa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mprove checks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writing {}`, cm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que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ndatory fiel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low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diff to price or 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log-compres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 (curr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elta (trans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low value (amou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 (adjustment or suspe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debug) log.debug(`log binary_data_command {}`, string.format(`seq=%d f=%d word0=%x word1=%x word2=%x word3=%x word4=%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seq + baseseq, (byte) cmd.symbol, cmd.orderid, cmd.price, cmd.reservebidprice, cmd.size, cmd.u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 (0 or -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4</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else if (cmdtype == ordercommandtype.persist_state_matching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mdtype == ordercommandtype.persist_state_risk) {</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buffer.putlong(cmd.orderid); 8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er snapshot 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new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cing to start next journal file on reset (useful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lushing on end of batch or when buffer is f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info(`read total: {} bytes `, totalbytes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factor reading, use eof fl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oolean debug = insidecompressedblo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gt;{}`, size, orig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decoding block {}`, orig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compressed block recursive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timestampns={} eventsgroup={} serviceflags={} cmdtype={}`, timestampns, eventsgroup, serviceflags, cmd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command seq={} {}`, lastseq, cmd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low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diff to price or 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a optional low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bytes can be compressed as dictionary (curr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elta (trans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 can be compressed as low value (amou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 (adjustment or suspe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can be compressed as diction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 (0 or -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bytes word4</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flushing buffer position={}`, buffer.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tchsizes.add(journalwritebuffer.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batchsizes.size() == 1000)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journal average batchsize = {} bytes`, batchsizes.stream().maptoint(c -&gt; c).avera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tchsizes = new arraylist&l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ncompressed write for single messages or small batc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ng t = system.nano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drrecorderraw.recordvalue(system.nanotime() - 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ressed write for bigger batc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ng t = system.nano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ands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ressed blo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erve spa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serve spa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1 + 4 + 4</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1 byte off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 4 bytes off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drrecorderlz4.recordvalue(system.nanotime() - 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info(`raw {}`, latencytools.createlatencyreportfast(hdrrecorderraw.getintervalhistogr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info(`lz4-compression {}`, latencytools.createlatencyreportfast(hdrrecorderlz4.getintervalhistogr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tart preparing new file asynchronously, but only o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tarting new journal file: {}`, file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fix 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all only from journal thread <text:s/>@param seq @param timestamp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ll only from journal thread <text:s/>@param snapshotid @param seq @param timestamp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snapshot settings ---------------</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napshots lz4 compress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using lz4 high will require about twice more 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journal settings ---------------</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lz4 compression if batch size (in bytes) exceeds this value for batches thresho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verage batch size depends on traffic and disk write delay and can reach up to 20-100 kilobytes (3m tps and 0.15ms disk write del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der moderate load for single messages compression is never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ournals lz4 compress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using lz4 high is not recommended because of very high impact on throughp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56 kb - todo calculate based on ringbuffer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napshot requested and exi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pected to throw if file not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 state into a storage (disk, nas, etc).&lt;p&gt; method is threadsafe - called from each module's thread upon receiving serialization command.&lt;p&gt; method is synchronous - returning true value only when the data was safely stored into independent storage.&lt;p&gt; <text:s/>@param snapshotid <text:s/>- unique snapshot id @param seq <text:s text:c="8"/>- sequence of serialization @param timestampns - timestamp @param type <text:s text:c="7"/>- module (risk engine or matching engine) @param instanceid <text:s/>- module instance number (starting from 0 for each module type) @param obj <text:s text:c="8"/>- serialized data @return true if serialization succeed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serialize state from a storage (disk, nas, etc).&lt;p&gt; method is threadsafe - called from each module's thread on creation.&lt;p&gt; <text:s/>@param snapshotid - unique snapshot id @param type <text:s text:c="6"/>- module (risk engine or matching engine) @param instanceid - module instance number (starting from 0) @param initfunc <text:s text:c="2"/>- creator lambda function @param &lt;t&gt; <text:s text:c="7"/>- module implementation class @return constructed object, or throws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rite command into journal <text:s/>@param cmd <text:s/>- command to write @param dseq - disruptor sequence @param eob <text:s/>- if true, journal should commit all previous data synchronously @throws ioexception - can throw in case of writing issue (will stop exchange core from respond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ctivate journal <text:s/>@param afterseq - enable only after specified sequence, for lower sequences no writes to journal @param api <text:s text:c="5"/>- api re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ll available snapshots <text:s/>@return sequential map of snapshots (todo can be a tre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lay journal <text:s/>@param snapshotid - snapshot id (important for tree history) @param seqfrom <text:s text:c="3"/>- starting command sequence (exclusive) @param seqto <text:s text:c="5"/>- ending command sequence (inclusive) @param api <text:s text:c="7"/>- api re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underlying snapshot file exists <text:s/>@param snapshotid - unique snapshot id @param type <text:s text:c="6"/>- module (risk engine or matching engine) @param instanceid - module instance number (starting from 0 for each module type) @return path the resolved snapshot pa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if not finished y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ba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heck if nextsequence is correct (not nextsequence+-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it if finished processing entire group (up to specified sequ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t is ok to have another thread rerun this method after a halt(). <text:s/>@throws illegalstateexception if this object instance is already running in a th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locking mode, using same locking objects that disruptor operates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xt disruptor release will have mutex (to avoid allo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final object mut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ck only if sequence barrier did not progressed since last che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ynchronized (mutex) { sequencebarrier.checkalert(); mutex.wait();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mount == 0)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commandresultcode.user_mgmt_account_balance_adjustment_zer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ouble settlement prote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 balance for withdrawa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fund: {}`, user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pool userprofile objec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e new empty user 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ccount balance adjustments should be applied la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tempt to resume non-suspended account (or resume tw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ume existing suspended profile (can contain non empty positions or accou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rite symbolspe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ateful (!) user profile service &lt;p&gt; todo make multi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ate: uid to user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ind user profile <text:s/>@param uid uid @return user 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 balance adjustment for specific user <text:s/>@param uid <text:s text:c="17"/>uid @param currency <text:s text:c="12"/>account currency @param amount <text:s text:c="14"/>balance difference @param fundingtransactionid transaction id (should increment only) @return result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new user profile with known unique uid <text:s/>@param uid uid @return true if user was ad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spend removes inactive clients profile from the core in order to increase performance. account balances should be first adjusted to zero with balanceadjustmenttype=suspend. no open margin positions allowed in the suspended profile. however in some cases profile can come back with positions and non-zero balances, if pending orders or pending commands was not processed yet. therefore resume operation must be able to merge profile. <text:s/>@param uid client id @return result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set module - for 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onnect object poo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ansactionid -&gt; transferrecord (long array + bit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mprove type (object is not o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expected: byteslength={} longarraysize={}`, byteslength, longarray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 frames recei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unpack {} words`, record.wordstransf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ucce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rite symbolspe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never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ateful binary commands processor &lt;p&gt; has incoming data buffer can receive events in arbitrary order and duplicates - at-least-once-delivery compati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 command with resulting data <text:s/>@param seq <text:s text:c="2"/>- sequence number @param event - event @return true to forcibly publish sequence (batc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move into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a little bit of guess work. <text:s/>the running state could of changed to halted b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point. <text:s/>however, java does not have compareandexchange which is the only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get it exactly corr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un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spin and also check another barri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poo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me commands should trigger r2 stage to avoid unprocessed events that could affect accounting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ort/binary commands also should trigger r2 stage, but only for last messa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leaning attached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tai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ind last element in the chain and update tail according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ain is big enough -&gt; send to the shared poo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ollect to shared buff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itch group after each n messa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void changing groups when persist_state_matching is already execu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itch group after t microseconds elapsed, if group is non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fix order best price updating mechanis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does not work for multi-symbol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igger l2 data every 10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t is ok to have another thread rerun this method after a halt(). <text:s/>@throws illegalstateexception if this object instance is already running in a th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arding by symbo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vali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object pools todo move to perf 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factor, change to creator (simpler in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row new illegalstateexception(`wrong shard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row new illegalstateexception(`wrong shardma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return result, because it should be set by matchingenginerou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ue = publish sequence before finishing processing whole ba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just total adjustments amou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just total suspends amou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process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account has enough fu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getifabsentp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y to cleanup position if refusing to pl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utures positions check for this curr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p&amp;l subtract marg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warn(`reservebidprice={} less than price={}`, cmd.reservebidprice, cmd.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warn(`reservebidprice={} less than price={}`, cmd.reservebidprice, cmd.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cmd.price {} * spec.quotescalek {} &lt; {} spec.takerfee`, cmd.price, spec.quotescalek, spec.takerfe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lso check for move 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peculative change bal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vert balance 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warn(`orderamount={} &gt; userprofile.accounts.get({})={}`, orderamount, currency, userprofile.accounts.get(curren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events processing if no events (or if contains binary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row new illegalstateexception(`symbol not found: ` + symbo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 least one event to process, resolving primary/taker user pro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processing order is rever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ject always comes first; reduce is always single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margin-mode symbols also resolve position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marked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taker's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cancel/rejection only one party is invol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maker's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duce/reject {} {}`, cmd, ev);</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cancel/rejection only one party is invol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for ordertype.ioc_budget - for reject should release leftover deposit after all trades calcu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trade exch sell {}`, ev);</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ggregate transfers for selling ta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transfers for buying ma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ying, use bidderholdprice to calculate released amount based on price dif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trade exch buy {}`, ev);</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erform transfers for ta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cess transfers for ma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fok budget held sum calculated differen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oc_budget - order can be partially rejected - need held taker fee corre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ateful risk engin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e-process command handler 1. move/cancel commands ignored, for specific uid marked as valid for matching engine 2. place order checked with risk ending for specific uid 3. add user, balance_adjustment processed for specific uid, not valid for matching engine 4. binary_data commands processed for any uid and marked as valid for matching engine todo which handler marks? 5. reset commands processed for any uid <text:s/>@param cmd - command @param seq - command sequence @return true if caller should publish sequence even if batch was not processed y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1. users account balance 2. margin 3. current limit orders &lt;p&gt; note: current implementation does not care about accounts and positions quoted in different currencies <text:s/>@param cmd <text:s text:c="8"/>- order command @param userprofile - user profile @param spec <text:s text:c="7"/>- symbol specification @param position <text:s text:c="3"/>- users position @return true if placing is allo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ait until slave processor has instructed to ru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spin and also check another barri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itch to next group - let slave processor start doing its handling cyc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ving all sequences aligned with the ringbuffer cursor is a requirement for proper shutd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t following processors to catch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t is ok to have another thread rerun this method after a halt(). <text:s/>@throws illegalstateexception if this object instance is already running in a th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lt;&lt;&lt; poll chain head <text:s/>size={}`, poll == null ? 0 : poll.getchain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gt;&gt;&gt; offer chain head <text:s/>size={} orrder={}`, head.getchainsize(), off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20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new shared pool <text:s/>@param poolmaxsize <text:s text:c="4"/>- max size of pool. will skip new chains if chains buffer is full. @param poolinitialsize - initial number of pre-generated chains. recommended to set higher than number of modules - (re+me)*2. @param chainlength <text:s text:c="4"/>- target chain length. longer chain means rare requests for new chains. however longer chains can cause event placeholders starv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quest next chain from buffer threadsafe <text:s/>@return chain, otherwis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ffers next chain. threadsafe (single producer safety is sufficient) <text:s/>@param head - pointer to the first ele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plit to different clas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array:{}`, arr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longs:{}`, lo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compress originalsize={}`, original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verride with compressed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byte[{}]={}`, bytes.length,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byte[{}]={}`, bytes.length,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section {} -&gt; {}`, section,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long dataarray.len={} longstransfered={}`, dataarray.length, longstransf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use longbuff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ad byte[], then convert into lo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huffle (? performance can be reduced if populating linear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huffle (? performance can be reduced if populating linear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huffle (? performance can be reduced if populating linear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current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ish if desired code was already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 if someone has set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a cas ope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ertradeevent.aslist(eventhead).foreach(a -&gt; log.info(`in {}`, 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current head and attach to the tail of ne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a cas ope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re is a bug it lmax disruptor, when configuring dependency graph as processors, not handl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have to track all threads requested from the factory to avoid duplicate reserv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info(`---- requesting thread for {}`, runn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executors.defaultthreadfactory().newthread(runn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both streams contain same elements in same order <text:s/>@param s1 stream 1 @param s2 stream 2 @return true if streams contain same elements in same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mises cache (todo can be changed to que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cmd.command == ordercommandtype.binary_data_com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cmd.command == ordercommandtype.binary_data_query)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cm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cm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any value because sequence is used for result identification, not transfer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offset*longspermessage={} longsarraydata[{}] n={} seq={}..{} lastfragment={} fragment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ffset * longs_per_message, longsarraydata.length, fragmentsize, lowseq, highseq, islastfragment, fragment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ig {}`, string.format(`f=%d word0=%x word1=%x word2=%x word3=%x word4=%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md.symbol, longarray[i], longarray[i + 1], longarray[i + 2], longarray[i + 3], longarray[i + 4]));</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eq={} cmd.size={} data={}`, seq, cmd.size, cmd.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ort last sequence before actually publishing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ll be ignored by risk handlers, but processed by matching engi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eq={} cmd.command={} data={}`, firstseq, cmdmatching.command, cmdmatching.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quential command will make risk handler to create snapsh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eq={} cmd.command={} data={}`, firstseq, cmdmatching.command, cmdmatching.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rt delay to reduce probability of batching both commands together in r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play {}`, string.format(`f=%d word0=%x word1=%x word2=%x word3=%x word4=%x`, lastflag, word0, word1, word2, word3, word4));</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play seq={} cmd={}`, seq, cm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re can be started and stopped only o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nable matchertradeevent poo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ultiple gateway threads are wri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ing serialization process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ing shared objects poo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ing and attaching exceptions handl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throw exception on publis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vice completable future to use the same cpu socket as disrup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creating matching engi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reate processors in same thread we will execute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creating risk engi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 grouping processor (g)</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2. [journaling (j)] in parallel with risk hold (r1) + matching engine (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3. risk release (r2) after matching engine (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results handler (e) after matching engine (me) + [journaling (j)]</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low ?(volatile oper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tach slave processors to master process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top accepting new events fir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ain exchange core class. builds configuration and starts disrup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change core constructor. @param resultsconsumer <text:s text:c="6"/>- custom consumer of processed commands @param exchangeconfiguration - exchange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exchangeapi instance. <text:s/>@return exchangeapi instance (always same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t down disrup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ill throw illegalstateexception if an exchange core can not stop gracefully. <text:s/>@param timeout <text:s/>the amount of time to wait for all events to be processed. &lt;code&gt;-1&lt;/code&gt; will give an infinite timeout @param timeunit the unit the timeout is specified 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moving order: {}`,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match: {}`, volumetocoll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erate through all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lculate exact volume can fill for this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volumetocollect={} order: s{} f{}`, volumetocollect, order.size, order.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totalmatchingvolume={} v={}`, totalmatchingvolume, v);</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from order book filled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ut a new order into bucket <text:s/>@param order -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 order from the bucket <text:s/>@param orderid - order id @param uid <text:s text:c="4"/>- order uid @return order if removed, or null if not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llect a list of matching orders starting from eldest records completely matching orders will be removed, partially matched order kept in the bucked. <text:s/>@param volumetocollect - volume to collect @param activeorder <text:s text:c="4"/>- for getreservebidprice @param helper <text:s text:c="9"/>- events helper @return - total matched volume, events, completed orders to remo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number of orders in the bucket <text:s/>@return number of orders in the buck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duce size of the order <text:s/>@param reducesize - size to reduce (dif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efficient method - for testing only <text:s/>@return new array with references to orders, preserving execution queue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ecute some action for each order (preserving execution queue order) <text:s/>@param consumer action consumer fun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sting only - validateinternalstate without changing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state hash of {}`, orderbook.getclass().getsimple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ask orders stream: {}`, orderbook.askordersstream(true).collect(collectors.to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ask orders hash: {}`, statehashstream(orderbook.askordersstream(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bid orders stream: {}`, orderbook.bidordersstream(true).collect(collectors.to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bid orders hash: {}`, statehashstream(orderbook.bidordersstream(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getsymbolspec: {}`, orderbook.getsymbolspe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getsymbolspec hash: {}`, orderbook.getsymbolspec().statehas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cess new order. depending on price specified (whether the order is marketable), order will be matched to existing opposite gtc orders from the order book. in case of remaining volume (order was not matched completely): ioc - reject it as partially filled. gtc - place as a new limit order into th order book. &lt;p&gt; rejection chain attached in case of error (to simplify risk handling) <text:s/>@param cmd - order to match/pl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ncel order completely. &lt;p&gt; fills cmd.action <text:s/>with original original order action <text:s/>@param cmd - order command @return matching_unknown_order_id if order was not found, otherwise succ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crease the size of the order by specific number of lots &lt;p&gt; fills cmd.action <text:s/>with original <text:s/>order action <text:s/>@param cmd - order command @return matching_unknown_order_id if order was not found, otherwise succ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ove order &lt;p&gt; newprice - new price (if 0 or same - order will not moved) fills cmd.action <text:s/>with original original order action <text:s/>@param cmd - order command @return matching_unknown_order_id if order was not found, otherwise succ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ctual implement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arch for all orders for specified user.&lt;p&gt; slow, because order book do not maintain uid-to-order index.&lt;p&gt; produces garbage.&lt;p&gt; orders must be processed before doing any other mutable call.&lt;p&gt; <text:s/>@param uid user id @return list of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ate hash for order books is implementation-agnostic look {@link iorderbook#validateinternalstate} for full internal state validation for de-serialized objects <text:s/>@return state hash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btain current l2 market data snapshot <text:s/>@param size max size for each part (ask, bid) @return l2 market data snapsh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quest to publish l2 market data into outgoing disruptor message <text:s/>@param data - pre-allocated object from ring buff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long takerorder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sendtradeevent: active id:{} matched id:{}`, activeorder.orderid, matchingorder.order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sendtradeevent: price:{} v:{}`, price, v);</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order reserved price for correct released ebi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cancel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nt.activeorderseq = order.seq;</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nt.size = order.getsize() - order.get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order reserved price for correct released ebi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jected {}`, cmd.order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n{}`, getl2marketdatasnapshot(10).dumporderboo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nt.activeorderseq = cmd.seq;</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command reserved price for correct released ebi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ert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bin event: {}`,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tach in direc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updated head size={}`, eventschainhead == null ? 0 : eventschainhead.getchain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construct ordersid-&gt; order 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heck resulting perform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internalstat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oc_budget and fok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order is marketable (if there are opposite matching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was matched completely - nothing to place - can just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uplicate order id - can match, but can not pl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rmally placing regular gtc limi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as not matched completely - send reject for not-completed ioc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info(`matchinstantly: {} {}`, order, matchingbucke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tching bucket: {} ...`, buck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with order: {}`, active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tach chain received from bucket match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tching orders: {}`, matching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der.filled: {}`, activeorder.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empty bucke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nough ma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empty buckets (is it necess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an remove through iterator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emptybuckets: {}`, emptybucke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tchingrecords: {}`, matchingrecor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already matched and removed from order book previous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can remove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possible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order and whole bucket if it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nd reduce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ready matched, moved or cance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possible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can remove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remove order and whole bucket if it i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nd reduce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ready matched, moved or cance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erved price risk check for exchange bi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ake order out of the original bucket and clean bucket if it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y match with new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was fully matched (100% marketable) - removing from order boo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not filled completely - put it into corresponding buck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testing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 askorders = askbuckets.values().stream().maptoint(ordersbucketnaive::getnumorders).su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 bidorders = bidbuckets.values().stream().maptoint(ordersbucketnaive::getnumorders).su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idmap:{} askorders:{} bidorders:{}`, idmap.size(), askorders, bid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 knownorders = idmap.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ssert knownorders == askorders + bidorders : `inconsistent known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atch the order instantly to specified sorted buckets map fully matching orders are removed from orderid index should any trades occur - they sent to tradesconsumer <text:s/>@param activeorder <text:s text:c="4"/>- gtc or ioc order to match @param matchingbuckets - sorted buckets map @param filled <text:s text:c="9"/>- current 'filled' value for the order @param triggercmd <text:s text:c="5"/>- triggered command (taker) @return new filled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 an order.&lt;p&gt; <text:s/>@param cmd cancel command (orderid - order to remove) @return true if order removed, false if not found (can be removed/matched earli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bucket by order action <text:s/>@param action - action @return bucket - navigable m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order from internal map <text:s/>@param orderid - order id @return order from m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cket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ymbol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dex: orderid -&g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final long2objecthashmap&lt;directorder&gt; orderidindex = new long2objecthashmap&l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final longobjecthashmap&lt;directorder&gt; orderidindex = new longobjecthashmap&l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eads (nullabl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bject poo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ioc_budget and fok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order is marketable there are matching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leted before being placed - can just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eliminate double hashtable look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tainskey for hasht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uplicate order id - can match, but can not pl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rmally placing regular gtc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as not matched completely - send reject for not-completed ioc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erate through all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itch to next order (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long takerordertimestamp = takerorder.get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tching taker: {} remainingsize={}`, takerorder, remaining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erate through all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matching from maker order: {}`, maker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lculate exact volume can fill for this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tradesize: {} min(remainingsize={}, makerorder={})`, tradesize, remainingsize, makerorder.size - makerorder.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from order book filled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ker not completed -&gt; no unmatched volume left, can exit matching lo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not completed, ex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completed can remove maker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ched current price tail -&gt; remove bucket re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removed price bucket for {}`, makerorder.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next price tail (if there is next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witch to nex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reak chain after las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kerorder = {}`, maker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makerorder.parent = {}`, makerorder != null ? makerorder.parent :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best orders re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filled amou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void double lookup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look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isk check for exchange bi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 action fields (for events handl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y match with new price as a taker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 was fully matched - remov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ing free object back to the poo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filled completely, inserting into new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ert into a new pl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we removing tail order -&gt; change bucket tail refer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no next or next order has different parent -&gt; then it was the last bucket -&gt; remove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at least one order always having the same parent left -&gt; update tail reference to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not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neighbor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best ask/bid were referring to the order we just remo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text:s text:c="2"/>+ insert order: {}`,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tail if bucket already exi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gt;&gt;&gt;&gt; increment bucket {} from {} to {}`, tobucket.tail.price, tobucket.volume, tobucket.volume + <text:s/>order.size - order.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put bucket back to the pool (because target bucket already exi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exists, not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neighbo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sel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ert a new bucket (reuse exi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ttache new bucket and event to the lower en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neighbo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sel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no floor entry, then update bes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sel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dersinchain={}`, ordersinch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deridindex={}`, orderidind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deridindex.keyset()={}`, orderidindex.keyset().tosortedarr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ordersinchain= <text:s text:c="7"/>{}`, ordersinchain.tosortedarr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ckets ind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validating {} --------- `, askschain ? orderaction.ask : orderaction.b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id:{} p={} +{}`, order.orderid, order.price, order.size - order.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 las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 validatechain ----- askschain={} `, asksch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remove {} `, pr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vate void dumpnearorders(final directorder order, int maxneighbors)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order == null)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no or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irectorder p =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int i = 0; i &lt; maxneighbors &amp;&amp; p.prev != null; i++)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 = p.prev;</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int i = 0; i &lt; maxneighbors * 2 &amp;&amp; p != null; i++)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g.debug(((p == order) ? `*` : ` `) + ` <text:s/>{}\t -&gt; \t{}`, p, p.par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 = p.n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ew orders - reserved price for fast moves of gtc bid orders in exchange m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quired for place_order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ast orders struc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xt order (towards the matching direction, price grows for a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evious order (to the tail of the queue, lower priority and worst price, towards the matching dire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int 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rderi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ric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ice2</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i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usercookie = bytes.readint(); <text:s/>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ytes.writeint(usercooki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 c` + usercooki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usercooki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usercookie &amp;&amp;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rcooki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maksim zheravin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imestamp is not included into hashcode() and equals() for repeatable resul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
      <table:named-expressions/>
      <table:database-ranges>
        <table:database-range table:name="__Anonymous_Sheet_DB__0" table:target-range-address="comments_2f8548749839e9095c8dc597e4b61521d259fa5d_classified.D10:comments_2f8548749839e9095c8dc597e4b61521d259fa5d_classified.D913"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7T16:12:49.608532125</dc:date>
    <meta:editing-duration>PT50M26S</meta:editing-duration>
    <meta:editing-cycles>4</meta:editing-cycles>
    <meta:generator>LibreOffice/7.6.2.1$Linux_X86_64 LibreOffice_project/60$Build-1</meta:generator>
    <meta:document-statistic meta:table-count="1" meta:cell-count="3669" meta:object-count="0"/>
  </office:meta>
</office:document-meta>
</file>